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FactoryUtilsUnitTests.messageGenerationNull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nectionFactoryUtilsUnitTests.shouldTranslateRollback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nectionFactoryUtilsUnitTests.messageGenerationNullSQ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nectionFactoryUtilsUnitTests.shouldTranslatePermissionDeni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nectionFactoryUtilsUnitTests.shouldNotTranslateUnknownExce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nectionFactoryUtilsUnitTests.shouldTranslateIntegrityViol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nectionFactoryUtilsUnitTests.shouldTranslateTransientResourc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nectionFactoryUtilsUnitTests.shouldTranslateTimeou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nectionFactoryUtilsUnitTests.messageGen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nectionFactoryUtilsUnitTests.shouldTranslateNonTransientResourc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nectionFactoryUtilsUnitTests.shouldTranslateBadSqlGramma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